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6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9T20:44:00.977000000</dc:date>
    <meta:editing-duration>P2DT15H35M54S</meta:editing-duration>
    <meta:editing-cycles>116</meta:editing-cycles>
    <meta:generator>LibreOffice/7.5.2.2$Windows_X86_64 LibreOffice_project/53bb9681a964705cf672590721dbc85eb4d0c3a2</meta:generator>
    <meta:document-statistic meta:table-count="2" meta:cell-count="565" meta:object-count="0"/>
  </office:meta>
</office:document-meta>
</file>